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2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7.145cm" svg:height="0.635cm" svg:x="2.27cm" svg:y="2.27cm">
          <text:p text:style-name="P1">izbornička trak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145cm" svg:height="0.635cm" svg:x="2.27cm" svg:y="15.605cm">
          <text:p text:style-name="P1">statusna trak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145cm" svg:height="3.175cm" svg:x="2.27cm" svg:y="12.43cm">
          <text:p text:style-name="P1">spremnik za pogle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9.525cm" svg:x="2.27cm" svg:y="2.905cm">
          <text:p text:style-name="P1">spremnik za</text:p>
          <text:p text:style-name="P1"><text:span text:style-name="T1">Project</text:span></text:p>
          <text:p text:style-name="P1"><text:span text:style-name="T1">Explor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9.525cm" svg:x="6.715cm" svg:y="2.905cm">
          <text:p text:style-name="P1">spremnik za</text:p>
          <text:p text:style-name="P1">uređivače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3" draw:layer="layout" svg:width="3.175cm" svg:height="0.635cm" svg:x="2.27cm" svg:y="12.43cm">
            <text:p text:style-name="P3"><text:span text:style-name="T2">pogled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3.175cm" svg:height="0.635cm" svg:x="5.445cm" svg:y="12.43cm">
            <text:p text:style-name="P3"><text:span text:style-name="T2">pogled2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1.035cm" svg:height="0.839cm" svg:x="8.62cm" svg:y="12.43cm">
          <draw:text-box>
            <text:p text:style-name="P4"><text:span text:style-name="T2">...</text:span></text:p>
          </draw:text-box>
        </draw:frame>
        <draw:g>
          <draw:custom-shape draw:style-name="gr1" draw:text-style-name="P3" draw:layer="layout" svg:width="3.175cm" svg:height="0.635cm" svg:x="6.715cm" svg:y="2.905cm">
            <text:p text:style-name="P3"><text:span text:style-name="T2">uređivač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3.175cm" svg:height="0.635cm" svg:x="9.89cm" svg:y="2.905cm">
            <text:p text:style-name="P3"><text:span text:style-name="T2">uređivač2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35cm" svg:height="0.839cm" svg:x="13.065cm" svg:y="2.905cm">
            <draw:text-box>
              <text:p text:style-name="P4"><text:span text:style-name="T2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14T15:41:31</meta:creation-date>
    <dc:creator>Miro</dc:creator>
    <dc:date>2008-04-14T16:24:10</dc:date>
    <meta:editing-cycles>6</meta:editing-cycles>
    <meta:editing-duration>PT27M19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